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b1ab" officeooo:paragraph-rsid="0004b1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ffset moves the texture not the collision or oculi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23:47:12.632695945</meta:creation-date>
    <dc:date>2021-03-27T23:47:54.616257903</dc:date>
    <meta:editing-duration>PT44S</meta:editing-duration>
    <meta:editing-cycles>1</meta:editing-cycles>
    <meta:document-statistic meta:table-count="0" meta:image-count="0" meta:object-count="0" meta:page-count="1" meta:paragraph-count="1" meta:word-count="9" meta:character-count="55" meta:non-whitespace-character-count="47"/>
    <meta:generator>LibreOffice/6.4.6.2$Linux_X86_64 LibreOffice_project/40$Build-2</meta:generator>
  </office:meta>
</office:document-meta>
</file>